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wiss" style:font-pitch="variable"/>
    <style:font-face style:name="Noto Sans" svg:font-family="'Noto Sans'" style:font-family-generic="roman" style:font-pitch="variable"/>
    <style:font-face style:name="Noto Sans Cond" svg:font-family="'Noto Sans Con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Dot_20_1" svg:stroke-width="0cm" svg:stroke-color="#3465a4" draw:marker-start="" draw:marker-start-width="0.2cm" draw:marker-start-center="false" draw:marker-end="" draw:marker-end-width="0.2cm" draw:marker-end-center="false" draw:fill="solid" draw:fill-color="#729fcf" draw:opacity="50%" draw:textarea-horizontal-align="justify" draw:textarea-vertical-align="middle" draw:auto-grow-height="false" fo:min-height="1.768cm" fo:min-width="5.5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_20_Dot_20_1" svg:stroke-width="0cm" svg:stroke-color="#168253" draw:marker-start="" draw:marker-start-width="0.2cm" draw:marker-start-center="false" draw:marker-end="" draw:marker-end-width="0.2cm" draw:marker-end-center="false" draw:fill="solid" draw:fill-color="#81aca6" draw:opacity="50%" draw:textarea-horizontal-align="justify" draw:textarea-vertical-align="top" draw:auto-grow-height="false" fo:min-height="6.25cm" fo:min-width="5.5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_20_Dot_20_1" svg:stroke-width="0cm" svg:stroke-color="#3465a4" draw:marker-start="" draw:marker-start-width="0.2cm" draw:marker-start-center="false" draw:marker-end="" draw:marker-end-width="0.2cm" draw:marker-end-center="false" draw:fill="solid" draw:fill-color="#729fcf" draw:opacity="50%" draw:textarea-horizontal-align="justify" draw:textarea-vertical-align="top" draw:auto-grow-height="false" fo:min-height="6.75cm" fo:min-width="5.5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_20_Dot_20_1" svg:stroke-width="0cm" svg:stroke-color="#808080" draw:marker-start="" draw:marker-start-width="0.2cm" draw:marker-start-center="false" draw:marker-end="" draw:marker-end-width="0.2cm" draw:marker-end-center="false" draw:fill="solid" draw:fill-color="#b2b2b2" draw:opacity="50%" draw:textarea-horizontal-align="justify" draw:textarea-vertical-align="middle" draw:auto-grow-height="false" fo:min-height="1.268cm" fo:min-width="3.2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5" style:family="graphic" style:parent-style-name="standard" style:list-style-name="L1">
      <style:graphic-properties draw:stroke="dash" draw:stroke-dash="Long_20_Dash_20__28_Rounded_29_" svg:stroke-width="0.035cm" svg:stroke-color="#808080" draw:marker-start="" draw:marker-start-width="0.252cm" draw:marker-start-center="false" draw:marker-end="Extrémités_20_de_20_flèche_20_4" draw:marker-end-width="0.252cm" draw:marker-end-center="false" svg:stroke-linecap="round" draw:fill="none" draw:fill-color="#729fcf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_20_Dot_20_1" svg:stroke-width="0cm" svg:stroke-color="#3465a4" draw:marker-start="" draw:marker-start-width="0.2cm" draw:marker-start-center="false" draw:marker-end="" draw:marker-end-width="0.2cm" draw:marker-end-center="false" draw:fill="solid" draw:fill-color="#729fcf" draw:opacity="50%" draw:textarea-horizontal-align="justify" draw:textarea-vertical-align="middle" draw:auto-grow-height="false" fo:min-height="4.25cm" fo:min-width="4.5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_20_Dot_20_1" svg:stroke-width="0cm" svg:stroke-color="#5b277d" draw:marker-start="" draw:marker-start-width="0.2cm" draw:marker-start-center="false" draw:marker-end="" draw:marker-end-width="0.2cm" draw:marker-end-center="false" draw:fill="solid" draw:fill-color="#8e86ae" draw:opacity="50%" draw:textarea-horizontal-align="justify" draw:textarea-vertical-align="middle" draw:auto-grow-height="false" fo:min-height="1.556cm" fo:min-width="3.306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_20_Dot_20_1" svg:stroke-width="0.035cm" svg:stroke-color="#5b277d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draw:stroke-dash="Dash_20_Dot_20_1" svg:stroke-width="0cm" svg:stroke-color="#168253" draw:marker-start="" draw:marker-start-width="0.2cm" draw:marker-start-center="false" draw:marker-end="" draw:marker-end-width="0.2cm" draw:marker-end-center="false" draw:fill="solid" draw:fill-color="#81aca6" draw:opacity="50%" draw:textarea-horizontal-align="justify" draw:textarea-vertical-align="middle" draw:auto-grow-height="false" fo:min-height="4.25cm" fo:min-width="4.5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_20_Dot_20_1" svg:stroke-width="0cm" svg:stroke-color="#ea7500" draw:marker-start="" draw:marker-start-width="0.2cm" draw:marker-start-center="false" draw:marker-end="" draw:marker-end-width="0.2cm" draw:marker-end-center="false" draw:fill="solid" draw:fill-color="#ff972f" draw:opacity="50%" draw:textarea-horizontal-align="justify" draw:textarea-vertical-align="top" draw:auto-grow-height="false" fo:min-height="2.75cm" fo:min-width="5.5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_20_Dot_20_1" svg:stroke-width="0cm" svg:stroke-color="#5b277d" draw:marker-start="" draw:marker-start-width="0.2cm" draw:marker-start-center="false" draw:marker-end="" draw:marker-end-width="0.2cm" draw:marker-end-center="false" draw:fill="solid" draw:fill-color="#8e86ae" draw:opacity="50%" draw:textarea-horizontal-align="justify" draw:textarea-vertical-align="middle" draw:auto-grow-height="false" fo:min-height="1.556cm" fo:min-width="3.805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_20_Dot_20_1" svg:stroke-width="0cm" svg:stroke-color="#ea7500" draw:marker-start="" draw:marker-start-width="0.2cm" draw:marker-start-center="false" draw:marker-end="" draw:marker-end-width="0.2cm" draw:marker-end-center="false" draw:fill="solid" draw:fill-color="#ff972f" draw:opacity="50%" draw:textarea-horizontal-align="justify" draw:textarea-vertical-align="middle" draw:auto-grow-height="false" fo:min-height="0.75cm" fo:min-width="4.5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13" style:family="graphic" style:parent-style-name="standard" style:list-style-name="L1">
      <style:graphic-properties draw:stroke="dash" draw:stroke-dash="Long_20_Dash_20__28_Rounded_29_" svg:stroke-width="0.035cm" svg:stroke-color="#3465a4" draw:marker-start="" draw:marker-start-width="0.252cm" draw:marker-start-center="false" draw:marker-end="" draw:marker-end-width="0.252cm" draw:marker-end-center="false" svg:stroke-linecap="round" draw:fill="none" draw:fill-color="#729fcf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dash" draw:stroke-dash="Long_20_Dash_20__28_Rounded_29_" svg:stroke-width="0.035cm" svg:stroke-color="#3465a4" draw:marker-start="Extrémités_20_de_20_flèche_20_4" draw:marker-start-width="0.252cm" draw:marker-start-center="false" draw:marker-end="" draw:marker-end-width="0.252cm" draw:marker-end-center="false" svg:stroke-linecap="round" draw:fill="none" draw:fill-color="#729fcf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dash" draw:stroke-dash="Long_20_Dash_20__28_Rounded_29_" svg:stroke-width="0.035cm" svg:stroke-color="#168253" draw:marker-start="" draw:marker-start-width="0.252cm" draw:marker-start-center="false" draw:marker-end="" draw:marker-end-width="0.252cm" draw:marker-end-center="false" svg:stroke-linecap="round" draw:fill="none" draw:fill-color="#729fcf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dash" draw:stroke-dash="Long_20_Dash_20__28_Rounded_29_" svg:stroke-width="0.035cm" svg:stroke-color="#168253" draw:marker-start="" draw:marker-start-width="0.252cm" draw:marker-start-center="false" draw:marker-end="Extrémités_20_de_20_flèche_20_4" draw:marker-end-width="0.252cm" draw:marker-end-center="false" svg:stroke-linecap="round" draw:fill="none" draw:fill-color="#729fcf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24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_20_Dot_20_1" svg:stroke-width="0.035cm" svg:stroke-color="#5b277d" draw:marker-start="Extrémités_20_de_20_flèche_20_4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_20_Dot_20_1" svg:stroke-width="0.035cm" svg:stroke-color="#5b277d" draw:marker-start="Extrémités_20_de_20_flèche_20_4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_20_Dot_20_1" svg:stroke-width="0.035cm" svg:stroke-color="#3465a4" draw:marker-start="" draw:marker-start-width="0.252cm" draw:marker-start-center="false" draw:marker-end="Extrémités_20_de_20_flèche_20_4" draw:marker-end-width="0.252cm" draw:marker-end-center="false" draw:fill="none" draw:fill-color="#729fcf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Cond" fo:font-size="14pt" fo:font-style="normal" fo:text-shadow="none" style:text-underline-style="none" fo:font-weight="bold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81aca6" draw:opacity="5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 Cond" fo:font-size="14pt" fo:font-style="normal" fo:text-shadow="none" style:text-underline-style="none" fo:font-weight="bold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Cond" fo:font-size="15pt" fo:font-style="normal" fo:text-shadow="none" style:text-underline-style="none" fo:font-weight="bold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 Cond" fo:font-size="15pt" fo:font-style="normal" fo:text-shadow="none" style:text-underline-style="none" fo:font-weight="bold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1pt" fo:font-style="normal" fo:text-shadow="none" style:text-underline-style="none" fo:font-weight="bold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b2b2b2" draw:opacity="5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1pt" fo:font-style="normal" fo:text-shadow="none" style:text-underline-style="none" fo:font-weight="bold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8e86ae" draw:opacity="5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81aca6" draw:opacity="5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972f" draw:opacity="5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 Cond" fo:font-size="14pt" fo:font-style="normal" fo:text-shadow="none" style:text-underline-style="none" fo:font-weight="bold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8e86ae" draw:opacity="5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972f" draw:opacity="5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3465a4" loext:opacity="100%" loext:color-lum-mod="100%" loext:color-lum-off="0%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3pt" fo:font-style="normal" fo:text-shadow="none" style:text-underline-style="none" fo:font-weight="bold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Cond" fo:font-size="14pt" fo:font-style="normal" fo:text-shadow="none" style:text-underline-style="none" fo:font-weight="bold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Cond" fo:font-size="15pt" fo:font-style="normal" fo:text-shadow="none" style:text-underline-style="none" fo:font-weight="bold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Cond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cm" svg:height="2.018cm" svg:x="1.856cm" svg:y="0.422cm">
          <text:p text:style-name="P1"><text:span text:style-name="T1">HadCM3B</text:span><text:span text:style-name="T2"> </text:span><text:span text:style-name="T3">–</text:span><text:span text:style-name="T4"> </text:span><text:span text:style-name="T3">0.5°</text:span></text:p>
          <text:p text:style-name="P1"><text:span text:style-name="T5">(Armstrong et al. 2019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6.5cm" svg:x="15.856cm" svg:y="5.94cm">
          <text:p text:style-name="P3"><text:span text:style-name="T6">Generated daily values</text:span></text:p>
          <text:p text:style-name="P3"><text:span text:style-name="T7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cm" svg:height="7cm" svg:x="1.856cm" svg:y="5.44cm">
          <text:p text:style-name="P5"><text:span text:style-name="T6">Downscaled HadCM3B</text:span></text:p>
          <text:p text:style-name="P5"><text:span text:style-name="T3">Monthly - 0.25°</text:span></text:p>
          <text:p text:style-name="P5"><text:span text:style-name="T8"/></text:p>
          <text:p text:style-name="P5"><text:span text:style-name="T9"/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7cm" svg:height="1.518cm" svg:x="0.156cm" svg:y="3.022cm">
          <text:p text:style-name="P7"><text:span text:style-name="T10">ICE-6G-C altitude</text:span></text:p>
          <text:p text:style-name="P7"><text:span text:style-name="T11">(Peltier et al. 2015)</text:span>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3.856cm" svg:y1="3.84cm" svg:x2="4.856cm" svg:y2="3.84cm">
          <text:p/>
        </draw:line>
        <draw:custom-shape draw:style-name="gr6" draw:text-style-name="P11" draw:layer="layout" svg:width="5cm" svg:height="4.5cm" svg:x="2.356cm" svg:y="7.44cm">
          <text:p text:style-name="P10"><text:span text:style-name="T12">Temperatures</text:span></text:p>
          <text:p text:style-name="P10"><text:span text:style-name="T13"/></text:p>
          <text:p text:style-name="P10"><text:span text:style-name="T12">Precipitation</text:span></text:p>
          <text:p text:style-name="P10"><text:span text:style-name="T13"/></text:p>
          <text:p text:style-name="P10"><text:span text:style-name="T12">Wind</text:span></text:p>
          <text:p text:style-name="P10"><text:span text:style-name="T13"/></text:p>
          <text:p text:style-name="P10"><text:span text:style-name="T12">Cloudiness</text:span></text:p>
          <text:p text:style-name="P10"><text:span text:style-name="T13"/></text:p>
          <text:p text:style-name="P10"><text:span text:style-name="T12">No. of wet day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cm" svg:height="2cm" svg:x="9.856cm" svg:y="8.69cm">
          <text:p text:style-name="P1"><text:span text:style-name="T6">GWGEN</text:span></text:p>
          <text:p text:style-name="P1"><text:span text:style-name="T5">(Sommer &amp; Kaplan 201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9" draw:layer="layout" svg:x1="9.856cm" svg:y1="9.69cm" svg:x2="7.356cm" svg:y2="9.69cm">
          <text:p/>
        </draw:line>
        <draw:custom-shape draw:style-name="gr9" draw:text-style-name="P13" draw:layer="layout" svg:width="5cm" svg:height="4.5cm" svg:x="16.356cm" svg:y="7.44cm">
          <text:p text:style-name="P10"><text:span text:style-name="T12">Temperatures</text:span></text:p>
          <text:p text:style-name="P10"><text:span text:style-name="T13"/></text:p>
          <text:p text:style-name="P10"><text:span text:style-name="T12">Precipitation</text:span></text:p>
          <text:p text:style-name="P10"><text:span text:style-name="T13"/></text:p>
          <text:p text:style-name="P10"><text:span text:style-name="T12">Wind</text:span></text:p>
          <text:p text:style-name="P10"><text:span text:style-name="T13"/></text:p>
          <text:p text:style-name="P10"><text:span text:style-name="T12">Cloudiness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6cm" svg:height="3cm" svg:x="15.856cm" svg:y="1.44cm">
          <text:p text:style-name="P3"><text:span text:style-name="T6">Computed daily values</text:span></text:p>
          <text:p text:style-name="P3"><text:span text:style-name="T7"/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499cm" svg:height="2cm" svg:x="9.557cm" svg:y="2.404cm">
          <text:p text:style-name="P10"><text:span text:style-name="T6">Radiation processing</text:span></text:p>
          <text:p text:style-name="P10"><text:span text:style-name="T5">(Pfeiffer et al. 201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5cm" svg:height="1cm" svg:x="16.356cm" svg:y="2.904cm">
          <text:p text:style-name="P16"><text:span text:style-name="T12">Global radiation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7.856cm" svg:y1="1.44cm" svg:x2="11.806cm" svg:y2="1.44cm">
          <text:p/>
        </draw:line>
        <draw:line draw:style-name="gr14" draw:text-style-name="P9" draw:layer="layout" svg:x1="11.806cm" svg:y1="2.404cm" svg:x2="11.806cm" svg:y2="1.44cm">
          <text:p/>
        </draw:line>
        <draw:line draw:style-name="gr15" draw:text-style-name="P9" draw:layer="layout" svg:x1="16.356cm" svg:y1="8.44cm" svg:x2="15.056cm" svg:y2="8.44cm">
          <text:p/>
        </draw:line>
        <draw:line draw:style-name="gr16" draw:text-style-name="P9" draw:layer="layout" svg:x1="15.056cm" svg:y1="8.44cm" svg:x2="15.056cm" svg:y2="3.404cm">
          <text:p/>
        </draw:line>
        <draw:frame draw:style-name="gr17" draw:text-style-name="P19" draw:layer="layout" svg:width="4.294cm" svg:height="1.495cm" svg:x="7.756cm" svg:y="0.722cm">
          <draw:text-box>
            <text:p text:style-name="P18"><text:span text:style-name="T14">Orbital parameters</text:span></text:p>
          </draw:text-box>
        </draw:frame>
        <draw:line draw:style-name="gr18" draw:text-style-name="P9" draw:layer="layout" svg:x1="16.356cm" svg:y1="3.39cm" svg:x2="14.056cm" svg:y2="3.39cm">
          <text:p/>
        </draw:line>
        <draw:line draw:style-name="gr19" draw:text-style-name="P9" draw:layer="layout" svg:x1="16.347cm" svg:y1="9.69cm" svg:x2="13.847cm" svg:y2="9.69cm">
          <text:p/>
        </draw:line>
        <draw:line draw:style-name="gr20" draw:text-style-name="P9" draw:layer="layout" svg:x1="4.856cm" svg:y1="2.44cm" svg:x2="4.856cm" svg:y2="5.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wiss" style:font-pitch="variable"/>
    <style:font-face style:name="Noto Sans" svg:font-family="'Noto Sans'" style:font-family-generic="roman" style:font-pitch="variable"/>
    <style:font-face style:name="Noto Sans Cond" svg:font-family="'Noto Sans Con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3-12-21T10:24:46.346000000</meta:creation-date>
    <dc:date>2023-12-21T10:33:50.891000000</dc:date>
    <dc:creator>Victor Van der Meersch</dc:creator>
    <meta:editing-duration>PT9M4S</meta:editing-duration>
    <meta:editing-cycles>2</meta:editing-cycles>
    <meta:generator>LibreOffice/7.5.8.2$Windows_X86_64 LibreOffice_project/f718d63693263970429a68f568db6046aaa9df01</meta:generator>
    <meta:document-statistic meta:object-count="20"/>
  </office:meta>
</office:document-meta>
</file>